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Hel-647">
            <text:p>Hel-647</text:p>
          </table:table-cell>
          <table:table-cell office:value-type="float" office:value="60.8">
            <text:p>60.8</text:p>
          </table:table-cell>
          <table:table-cell office:value-type="float" office:value="21.85">
            <text:p>21.85</text:p>
          </table:table-cell>
          <table:table-cell office:value-type="float" office:value="5030.0">
            <text:p>5030.0</text:p>
          </table:table-cell>
          <table:table-cell office:value-type="float" office:value="200.0">
            <text:p>20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7.0">
            <text:p>47.0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Gluckert1976,RosentauEtal2021">
            <text:p>Gluckert1976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GrN-21980">
            <text:p>GrN-21980</text:p>
          </table:table-cell>
          <table:table-cell office:value-type="float" office:value="61.17">
            <text:p>61.17</text:p>
          </table:table-cell>
          <table:table-cell office:value-type="float" office:value="22.39">
            <text:p>22.39</text:p>
          </table:table-cell>
          <table:table-cell office:value-type="float" office:value="6680.0">
            <text:p>6680.0</text:p>
          </table:table-cell>
          <table:table-cell office:value-type="float" office:value="60.0">
            <text:p>6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63.23">
            <text:p>63.23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Etal2001,RosentauEtal2021">
            <text:p>EronenEtal2001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GrN-21978">
            <text:p>GrN-21978</text:p>
          </table:table-cell>
          <table:table-cell office:value-type="float" office:value="61.08">
            <text:p>61.08</text:p>
          </table:table-cell>
          <table:table-cell office:value-type="float" office:value="22.05">
            <text:p>22.05</text:p>
          </table:table-cell>
          <table:table-cell office:value-type="float" office:value="6320.0">
            <text:p>6320.0</text:p>
          </table:table-cell>
          <table:table-cell office:value-type="float" office:value="50.0">
            <text:p>5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6.93">
            <text:p>56.93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Etal2001,RosentauEtal2021">
            <text:p>EronenEtal2001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Hel-1393">
            <text:p>Hel-1393</text:p>
          </table:table-cell>
          <table:table-cell office:value-type="float" office:value="61.02">
            <text:p>61.02</text:p>
          </table:table-cell>
          <table:table-cell office:value-type="float" office:value="22.18">
            <text:p>22.18</text:p>
          </table:table-cell>
          <table:table-cell office:value-type="float" office:value="5580.0">
            <text:p>5580.0</text:p>
          </table:table-cell>
          <table:table-cell office:value-type="float" office:value="120.0">
            <text:p>12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7.0">
            <text:p>47.0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Etal1982,RosentauEtal2021">
            <text:p>EronenEtal1982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GrN-21976">
            <text:p>GrN-21976</text:p>
          </table:table-cell>
          <table:table-cell office:value-type="float" office:value="60.98">
            <text:p>60.98</text:p>
          </table:table-cell>
          <table:table-cell office:value-type="float" office:value="22.04">
            <text:p>22.04</text:p>
          </table:table-cell>
          <table:table-cell office:value-type="float" office:value="5570.0">
            <text:p>5570.0</text:p>
          </table:table-cell>
          <table:table-cell office:value-type="float" office:value="40.0">
            <text:p>4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5.72">
            <text:p>45.72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Etal2001,RosentauEtal2021">
            <text:p>EronenEtal2001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GrN-21029">
            <text:p>GrN-21029</text:p>
          </table:table-cell>
          <table:table-cell office:value-type="float" office:value="60.99">
            <text:p>60.99</text:p>
          </table:table-cell>
          <table:table-cell office:value-type="float" office:value="22.05">
            <text:p>22.05</text:p>
          </table:table-cell>
          <table:table-cell office:value-type="float" office:value="4760.0">
            <text:p>4760.0</text:p>
          </table:table-cell>
          <table:table-cell office:value-type="float" office:value="40.0">
            <text:p>4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1.02">
            <text:p>41.02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Etal1995,EronenEtal2001,RosentauEtal2021">
            <text:p>EronenEtal1995,EronenEtal2001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Hel-383">
            <text:p>Hel-383</text:p>
          </table:table-cell>
          <table:table-cell office:value-type="float" office:value="60.96">
            <text:p>60.96</text:p>
          </table:table-cell>
          <table:table-cell office:value-type="float" office:value="22.2">
            <text:p>22.2</text:p>
          </table:table-cell>
          <table:table-cell office:value-type="float" office:value="6960.0">
            <text:p>6960.0</text:p>
          </table:table-cell>
          <table:table-cell office:value-type="float" office:value="170.0">
            <text:p>17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61.82">
            <text:p>61.82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Eronen1974,RosentauEtal2021">
            <text:p>Eronen1974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GrN-21015">
            <text:p>GrN-21015</text:p>
          </table:table-cell>
          <table:table-cell office:value-type="float" office:value="61.05">
            <text:p>61.05</text:p>
          </table:table-cell>
          <table:table-cell office:value-type="float" office:value="22.12">
            <text:p>22.12</text:p>
          </table:table-cell>
          <table:table-cell office:value-type="float" office:value="5810.0">
            <text:p>5810.0</text:p>
          </table:table-cell>
          <table:table-cell office:value-type="float" office:value="30.0">
            <text:p>3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0.03">
            <text:p>50.03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Etal1995,EronenEtal2001,RosentauEtal2021">
            <text:p>EronenEtal1995,EronenEtal2001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Hel-494">
            <text:p>Hel-494</text:p>
          </table:table-cell>
          <table:table-cell office:value-type="float" office:value="60.41">
            <text:p>60.41</text:p>
          </table:table-cell>
          <table:table-cell office:value-type="float" office:value="22.72">
            <text:p>22.72</text:p>
          </table:table-cell>
          <table:table-cell office:value-type="float" office:value="5500.0">
            <text:p>5500.0</text:p>
          </table:table-cell>
          <table:table-cell office:value-type="float" office:value="180.0">
            <text:p>18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3.0">
            <text:p>43.0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Gluckert1976,RosentauEtal2021">
            <text:p>Gluckert1976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GrN-20904">
            <text:p>GrN-20904</text:p>
          </table:table-cell>
          <table:table-cell office:value-type="float" office:value="60.97">
            <text:p>60.97</text:p>
          </table:table-cell>
          <table:table-cell office:value-type="float" office:value="22.24">
            <text:p>22.24</text:p>
          </table:table-cell>
          <table:table-cell office:value-type="float" office:value="6600.0">
            <text:p>6600.0</text:p>
          </table:table-cell>
          <table:table-cell office:value-type="float" office:value="50.0">
            <text:p>5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4.62">
            <text:p>54.62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Etal1995,EronenEtal2001,RosentauEtal2021">
            <text:p>EronenEtal1995,EronenEtal2001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GrN-20902">
            <text:p>GrN-20902</text:p>
          </table:table-cell>
          <table:table-cell office:value-type="float" office:value="61.16">
            <text:p>61.16</text:p>
          </table:table-cell>
          <table:table-cell office:value-type="float" office:value="22.2">
            <text:p>22.2</text:p>
          </table:table-cell>
          <table:table-cell office:value-type="float" office:value="6500.0">
            <text:p>6500.0</text:p>
          </table:table-cell>
          <table:table-cell office:value-type="float" office:value="40.0">
            <text:p>4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64.53">
            <text:p>64.53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EronenEtal1995,RosentauEtal2021">
            <text:p>EronenEtal1995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Hel-564">
            <text:p>Hel-564</text:p>
          </table:table-cell>
          <table:table-cell office:value-type="float" office:value="60.5">
            <text:p>60.5</text:p>
          </table:table-cell>
          <table:table-cell office:value-type="float" office:value="22.27">
            <text:p>22.27</text:p>
          </table:table-cell>
          <table:table-cell office:value-type="float" office:value="4950.0">
            <text:p>4950.0</text:p>
          </table:table-cell>
          <table:table-cell office:value-type="float" office:value="150.0">
            <text:p>15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2.3">
            <text:p>42.3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Gluckert1976,RosentauEtal2021">
            <text:p>Gluckert1976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GrN-21982">
            <text:p>GrN-21982</text:p>
          </table:table-cell>
          <table:table-cell office:value-type="float" office:value="61.03">
            <text:p>61.03</text:p>
          </table:table-cell>
          <table:table-cell office:value-type="float" office:value="21.78">
            <text:p>21.78</text:p>
          </table:table-cell>
          <table:table-cell office:value-type="float" office:value="4210.0">
            <text:p>4210.0</text:p>
          </table:table-cell>
          <table:table-cell office:value-type="float" office:value="50.0">
            <text:p>5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2.73">
            <text:p>32.73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Etal2001,RosentauEtal2021">
            <text:p>EronenEtal2001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Hel-727">
            <text:p>Hel-727</text:p>
          </table:table-cell>
          <table:table-cell office:value-type="float" office:value="60.64">
            <text:p>60.64</text:p>
          </table:table-cell>
          <table:table-cell office:value-type="float" office:value="22.32">
            <text:p>22.32</text:p>
          </table:table-cell>
          <table:table-cell office:value-type="float" office:value="7100.0">
            <text:p>7100.0</text:p>
          </table:table-cell>
          <table:table-cell office:value-type="float" office:value="240.0">
            <text:p>24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8.0">
            <text:p>58.0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Gluckert1976,RosentauEtal2021">
            <text:p>Gluckert1976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Hel-765">
            <text:p>Hel-765</text:p>
          </table:table-cell>
          <table:table-cell office:value-type="float" office:value="60.82">
            <text:p>60.82</text:p>
          </table:table-cell>
          <table:table-cell office:value-type="float" office:value="22.26">
            <text:p>22.26</text:p>
          </table:table-cell>
          <table:table-cell office:value-type="float" office:value="2720.0">
            <text:p>2720.0</text:p>
          </table:table-cell>
          <table:table-cell office:value-type="float" office:value="210.0">
            <text:p>21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7.0">
            <text:p>57.0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Gluckert1976,RosentauEtal2021">
            <text:p>Gluckert1976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Hel-766">
            <text:p>Hel-766</text:p>
          </table:table-cell>
          <table:table-cell office:value-type="float" office:value="60.82">
            <text:p>60.82</text:p>
          </table:table-cell>
          <table:table-cell office:value-type="float" office:value="22.27">
            <text:p>22.27</text:p>
          </table:table-cell>
          <table:table-cell office:value-type="float" office:value="5930.0">
            <text:p>5930.0</text:p>
          </table:table-cell>
          <table:table-cell office:value-type="float" office:value="260.0">
            <text:p>26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9.0">
            <text:p>59.0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Gluckert1976,RosentauEtal2021">
            <text:p>Gluckert1976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Su-1593">
            <text:p>Su-1593</text:p>
          </table:table-cell>
          <table:table-cell office:value-type="float" office:value="60.45">
            <text:p>60.45</text:p>
          </table:table-cell>
          <table:table-cell office:value-type="float" office:value="22.39">
            <text:p>22.39</text:p>
          </table:table-cell>
          <table:table-cell office:value-type="float" office:value="5560.0">
            <text:p>5560.0</text:p>
          </table:table-cell>
          <table:table-cell office:value-type="float" office:value="90.0">
            <text:p>9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6.09">
            <text:p>36.09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GluckertEtal1992,RosentauEtal2021">
            <text:p>GluckertEtal1992,RosentauEtal2021</text:p>
          </table:table-cell>
        </table:table-row>
        <table:table-row>
          <table:table-cell office:value-type="string" office:value="Turku">
            <text:p>Turku</text:p>
          </table:table-cell>
          <table:table-cell office:value-type="string" office:value="radiocarbon">
            <text:p>radiocarbon</text:p>
          </table:table-cell>
          <table:table-cell office:value-type="string" office:value="Hel-731">
            <text:p>Hel-731</text:p>
          </table:table-cell>
          <table:table-cell office:value-type="float" office:value="60.37">
            <text:p>60.37</text:p>
          </table:table-cell>
          <table:table-cell office:value-type="float" office:value="22.76">
            <text:p>22.76</text:p>
          </table:table-cell>
          <table:table-cell office:value-type="float" office:value="2490.0">
            <text:p>2490.0</text:p>
          </table:table-cell>
          <table:table-cell office:value-type="float" office:value="150.0">
            <text:p>15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6.0">
            <text:p>46.0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Gluckert1976,RosentauEtal2021">
            <text:p>Gluckert1976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